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</style:style>
    <style:style style:name="ce3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9" style:family="table-cell" style:parent-style-name="Default" style:data-style-name="N0">
      <style:table-cell-properties style:vertical-align="automatic" fo:background-color="#FFFFFF" style:cell-protect="protected"/>
    </style:style>
    <style:style style:name="ce10" style:family="table-cell" style:parent-style-name="Default" style:data-style-name="N3">
      <style:table-cell-properties style:vertical-align="automatic" fo:background-color="#FFFFFF" style:cell-protect="protected"/>
    </style:style>
    <style:style style:name="ce11" style:family="table-cell" style:parent-style-name="Default" style:data-style-name="N0">
      <style:table-cell-properties style:vertical-align="automatic" fo:background-color="transparent" style:cell-protect="protected"/>
    </style:style>
    <style:style style:name="ce12" style:family="table-cell" style:parent-style-name="Default" style:data-style-name="N4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9.525cm" style:use-optimal-column-width="true"/>
    </style:style>
    <style:style style:name="co6" style:family="table-column">
      <style:table-column-properties fo:break-before="auto" style:column-width="4.73604166666667cm" style:use-optimal-column-width="true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27.9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 style:protect="position siz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la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6378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style-name="ce2">
            <draw:frame draw:z-index="1" draw:id="id0" draw:style-name="a0" draw:name="Logo" svg:x="0in" svg:y="0in" svg:width="2.5625in" svg:height="0.83333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office:value-type="string" table:number-columns-spanned="4" table:number-rows-spanned="1" table:style-name="ce4">
            <text:p>SECRETARÍA DE ESTADO DE ENERGÍA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2" table:style-name="ce5">
            <text:p>DIRECCIÓN GENERAL DE POLÍTICA ENERGÉTICA Y MINAS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4" table:style-name="ce5">
            <text:p>SUBDIRECCIÓN GENERAL DE ENERGÍAS RENOVABLES Y ESTUDIOS</text:p>
          </table:table-cell>
          <table:covered-table-cell table:number-columns-repeated="2"/>
          <table:table-cell table:number-columns-repeated="16375"/>
        </table:table-row>
        <table:table-row table:number-rows-repeated="3"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table-cell office:value-type="string" table:style-name="ce3">
            <text:p>NIPO EN LINEA: 084-17-032-8</text:p>
          </table:table-cell>
          <table:table-cell table:number-columns-repeated="16377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style-name="ce3">
            <text:p>ISSN: 2603-6142</text:p>
          </table:table-cell>
          <table:table-cell table:number-columns-repeated="16377" table:style-name="ce2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8" table:number-rows-spanned="5" table:style-name="ce6">
            <text:p>ESTADÍSTICA DE LA INDUSTRIA DE LA ENERGÍA ELÉCTRICA 2017</text:p>
          </table:table-cell>
          <table:covered-table-cell table:number-columns-repeated="7"/>
          <table:table-cell table:number-columns-repeated="16375"/>
        </table:table-row>
        <table:table-row table:number-rows-repeated="4" table:style-name="ro1">
          <table:table-cell/>
          <table:covered-table-cell/>
          <table:covered-table-cell table:number-columns-repeated="7"/>
          <table:table-cell table:number-columns-repeated="16375"/>
        </table:table-row>
        <table:table-row table:style-name="ro1">
          <table:table-cell table:number-columns-repeated="16384"/>
        </table:table-row>
        <table:table-row table:number-rows-repeated="2" table:style-name="ro3">
          <table:table-cell/>
          <table:table-cell table:number-columns-repeated="16383" table:style-name="ce2"/>
        </table:table-row>
        <table:table-row table:number-rows-repeated="1048553" table:style-name="ro1">
          <table:table-cell table:number-columns-repeated="16384"/>
        </table:table-row>
      </table:table>
      <table:table table:name="Nacional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58112023.899999999" table:style-name="ce10">
            <text:p>58.112.024</text:p>
          </table:table-cell>
          <table:table-cell office:value-type="float" office:value="55597344.479999997" table:style-name="ce10">
            <text:p>55.597.34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49127000" table:style-name="ce10">
            <text:p>49.127.000</text:p>
          </table:table-cell>
          <table:table-cell office:value-type="float" office:value="47929000" table:style-name="ce10">
            <text:p>47.929.00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8440732.8599999994" table:style-name="ce10">
            <text:p>8.440.733</text:p>
          </table:table-cell>
          <table:table-cell office:value-type="float" office:value="8357161.2300000004" table:style-name="ce10">
            <text:p>8.357.16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5879938.3099999996" table:style-name="ce10">
            <text:p>5.879.938</text:p>
          </table:table-cell>
          <table:table-cell office:value-type="float" office:value="5345398.47" table:style-name="ce10">
            <text:p>5.345.39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33002000" table:style-name="ce10">
            <text:p>133.002.000</text:p>
          </table:table-cell>
          <table:table-cell office:value-type="float" office:value="126885000" table:style-name="ce10">
            <text:p>126.885.00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21070000" table:style-name="ce10">
            <text:p>21.070.000</text:p>
          </table:table-cell>
          <table:table-cell office:value-type="float" office:value="20708000.000000004" table:style-name="ce10">
            <text:p>20.708.00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75631695.06999999" table:formula="of:=SUM([.B2:.B7])" table:style-name="ce10">
            <text:p>275.631.695</text:p>
          </table:table-cell>
          <table:table-cell office:value-type="float" office:value="264821904.18000001" table:formula="of:=SUM([.C2:.C7])" table:style-name="ce10">
            <text:p>264.821.904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number-rows-repeated="6" table:style-name="ro1">
          <table:table-cell table:style-name="ce11"/>
          <table:table-cell table:number-columns-repeated="2" table:style-name="ce12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11" table:style-name="ro1">
          <table:table-cell/>
          <table:table-cell table:number-columns-repeated="2" table:style-name="ce12"/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Peninsular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58112023.899999999" table:style-name="ce10">
            <text:p>58.112.024</text:p>
          </table:table-cell>
          <table:table-cell office:value-type="float" office:value="55597344.479999997" table:style-name="ce10">
            <text:p>55.597.34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48746464.505985476" table:style-name="ce10">
            <text:p>48.746.465</text:p>
          </table:table-cell>
          <table:table-cell office:value-type="float" office:value="47558359.339010507" table:style-name="ce10">
            <text:p>47.558.35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8041494.9299999997" table:style-name="ce10">
            <text:p>8.041.495</text:p>
          </table:table-cell>
          <table:table-cell office:value-type="float" office:value="7961876.1600000001" table:style-name="ce10">
            <text:p>7.961.87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5879938.3099999996" table:style-name="ce10">
            <text:p>5.879.938</text:p>
          </table:table-cell>
          <table:table-cell office:value-type="float" office:value="5345398.47" table:style-name="ce10">
            <text:p>5.345.39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18573328.54214425" table:style-name="ce10">
            <text:p>118.573.329</text:p>
          </table:table-cell>
          <table:table-cell office:value-type="float" office:value="113324233.01139331" table:style-name="ce10">
            <text:p>113.324.23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21066476.687395643" table:style-name="ce10">
            <text:p>21.066.477</text:p>
          </table:table-cell>
          <table:table-cell office:value-type="float" office:value="20704499.891635321" table:style-name="ce10">
            <text:p>20.704.50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60419726.87552536" table:formula="of:=SUM([.B2:.B7])" table:style-name="ce10">
            <text:p>260.419.727</text:p>
          </table:table-cell>
          <table:table-cell office:value-type="float" office:value="250491711.35203913" table:formula="of:=SUM([.C2:.C7])" table:style-name="ce10">
            <text:p>250.491.71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Extrapeninsular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380535.49401452881" table:style-name="ce10">
            <text:p>380.535</text:p>
          </table:table-cell>
          <table:table-cell office:value-type="float" office:value="370640.66098948754" table:style-name="ce10">
            <text:p>370.64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399237.93" table:style-name="ce10">
            <text:p>399.238</text:p>
          </table:table-cell>
          <table:table-cell office:value-type="float" office:value="395285.07" table:style-name="ce10">
            <text:p>395.28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4428671.457855752" table:style-name="ce10">
            <text:p>14.428.671</text:p>
          </table:table-cell>
          <table:table-cell office:value-type="float" office:value="13560766.988606704" table:style-name="ce10">
            <text:p>13.560.76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3523.3126043574302" table:style-name="ce10">
            <text:p>3.523</text:p>
          </table:table-cell>
          <table:table-cell office:value-type="float" office:value="3500.1083646823249" table:style-name="ce10">
            <text:p>3.50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5211968.194474638" table:formula="of:=SUM([.B2:.B7])" table:style-name="ce10">
            <text:p>15.211.968</text:p>
          </table:table-cell>
          <table:table-cell office:value-type="float" office:value="14330192.827960875" table:formula="of:=SUM([.C2:.C7])" table:style-name="ce10">
            <text:p>14.330.19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RABA-ÁLAV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256010.1214263794" table:style-name="ce10">
            <text:p>256.010</text:p>
          </table:table-cell>
          <table:table-cell office:value-type="float" office:value="252507.16689307752" table:style-name="ce10">
            <text:p>252.50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8619.04" table:style-name="ce10">
            <text:p>18.619</text:p>
          </table:table-cell>
          <table:table-cell office:value-type="float" office:value="18434.689999999999" table:style-name="ce10">
            <text:p>18.43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427567.71217126219" table:style-name="ce10">
            <text:p>427.568</text:p>
          </table:table-cell>
          <table:table-cell office:value-type="float" office:value="423924.47020086827" table:style-name="ce10">
            <text:p>423.92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97323.95460442378" table:style-name="ce10">
            <text:p>97.324</text:p>
          </table:table-cell>
          <table:table-cell office:value-type="float" office:value="96043.954815834848" table:style-name="ce10">
            <text:p>96.04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799520.82820206531" table:formula="of:=SUM([.B2:.B7])" table:style-name="ce10">
            <text:p>799.521</text:p>
          </table:table-cell>
          <table:table-cell office:value-type="float" office:value="790910.28190978069" table:formula="of:=SUM([.C2:.C7])" table:style-name="ce10">
            <text:p>790.91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LBACETE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4182668.4999588397" table:style-name="ce10">
            <text:p>4.182.668</text:p>
          </table:table-cell>
          <table:table-cell office:value-type="float" office:value="4075350.1733081751" table:style-name="ce10">
            <text:p>4.075.35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588564.76" table:style-name="ce10">
            <text:p>588.565</text:p>
          </table:table-cell>
          <table:table-cell office:value-type="float" office:value="582737.39" table:style-name="ce10">
            <text:p>582.73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76296.08466113367" table:style-name="ce10">
            <text:p>176.296</text:p>
          </table:table-cell>
          <table:table-cell office:value-type="float" office:value="175456.37499710871" table:style-name="ce10">
            <text:p>175.45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69523.241199663898" table:style-name="ce10">
            <text:p>69.523</text:p>
          </table:table-cell>
          <table:table-cell office:value-type="float" office:value="68914.205833015803" table:style-name="ce10">
            <text:p>68.91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5017052.5858196374" table:formula="of:=SUM([.B2:.B7])" table:style-name="ce10">
            <text:p>5.017.053</text:p>
          </table:table-cell>
          <table:table-cell office:value-type="float" office:value="4902458.1441382989" table:formula="of:=SUM([.C2:.C7])" table:style-name="ce10">
            <text:p>4.902.45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LICANTE-ALACANT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214168.03" table:style-name="ce10">
            <text:p>214.168</text:p>
          </table:table-cell>
          <table:table-cell office:value-type="float" office:value="212047.55" table:style-name="ce10">
            <text:p>212.04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108707.51" table:style-name="ce10">
            <text:p>108.708</text:p>
          </table:table-cell>
          <table:table-cell office:value-type="float" office:value="98825.01" table:style-name="ce10">
            <text:p>98.82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34290.22488614317" table:style-name="ce10">
            <text:p>134.290</text:p>
          </table:table-cell>
          <table:table-cell office:value-type="float" office:value="129887.76623827226" table:style-name="ce10">
            <text:p>129.88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460.34443977395955" table:style-name="ce10">
            <text:p>460</text:p>
          </table:table-cell>
          <table:table-cell office:value-type="float" office:value="451.06226614063945" table:style-name="ce10">
            <text:p>45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457626.10932591709" table:formula="of:=SUM([.B2:.B7])" table:style-name="ce10">
            <text:p>457.626</text:p>
          </table:table-cell>
          <table:table-cell office:value-type="float" office:value="441211.3885044129" table:formula="of:=SUM([.C2:.C7])" table:style-name="ce10">
            <text:p>441.21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LMERÍ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933852.6779713115" table:style-name="ce10">
            <text:p>933.853</text:p>
          </table:table-cell>
          <table:table-cell office:value-type="float" office:value="903349.65285414457" table:style-name="ce10">
            <text:p>903.35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45698.10999999999" table:style-name="ce10">
            <text:p>145.698</text:p>
          </table:table-cell>
          <table:table-cell office:value-type="float" office:value="144255.56" table:style-name="ce10">
            <text:p>144.25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6743587.3432014212" table:style-name="ce10">
            <text:p>6.743.587</text:p>
          </table:table-cell>
          <table:table-cell office:value-type="float" office:value="6400794.3997383257" table:style-name="ce10">
            <text:p>6.400.79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37220.461174431948" table:style-name="ce10">
            <text:p>37.220</text:p>
          </table:table-cell>
          <table:table-cell office:value-type="float" office:value="36952.291398110145" table:style-name="ce10">
            <text:p>36.95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7860358.5923471646" table:formula="of:=SUM([.B2:.B7])" table:style-name="ce10">
            <text:p>7.860.359</text:p>
          </table:table-cell>
          <table:table-cell office:value-type="float" office:value="7485351.9039905798" table:formula="of:=SUM([.C2:.C7])" table:style-name="ce10">
            <text:p>7.485.35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ÁVIL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588300.95050488773" table:style-name="ce10">
            <text:p>588.301</text:p>
          </table:table-cell>
          <table:table-cell office:value-type="float" office:value="560085.16272507701" table:style-name="ce10">
            <text:p>560.08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16118.36" table:style-name="ce10">
            <text:p>116.118</text:p>
          </table:table-cell>
          <table:table-cell office:value-type="float" office:value="114968.67" table:style-name="ce10">
            <text:p>114.96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18437.12756883734" table:style-name="ce10">
            <text:p>118.437</text:p>
          </table:table-cell>
          <table:table-cell office:value-type="float" office:value="115034.06126960753" table:style-name="ce10">
            <text:p>115.03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822856.43807372509" table:formula="of:=SUM([.B2:.B7])" table:style-name="ce10">
            <text:p>822.856</text:p>
          </table:table-cell>
          <table:table-cell office:value-type="float" office:value="790087.89399468456" table:formula="of:=SUM([.C2:.C7])" table:style-name="ce10">
            <text:p>790.08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ADAJOZ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662475.80000000005" table:style-name="ce10">
            <text:p>662.476</text:p>
          </table:table-cell>
          <table:table-cell office:value-type="float" office:value="655916.63" table:style-name="ce10">
            <text:p>655.91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1730144.19" table:style-name="ce10">
            <text:p>1.730.144</text:p>
          </table:table-cell>
          <table:table-cell office:value-type="float" office:value="1572858.35" table:style-name="ce10">
            <text:p>1.572.85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60559.87878914403" table:style-name="ce10">
            <text:p>60.560</text:p>
          </table:table-cell>
          <table:table-cell office:value-type="float" office:value="57819.338121894172" table:style-name="ce10">
            <text:p>57.81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20503.41110006018" table:style-name="ce10">
            <text:p>120.503</text:p>
          </table:table-cell>
          <table:table-cell office:value-type="float" office:value="117483.75314225182" table:style-name="ce10">
            <text:p>117.48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573683.2798892045" table:formula="of:=SUM([.B2:.B7])" table:style-name="ce10">
            <text:p>2.573.683</text:p>
          </table:table-cell>
          <table:table-cell office:value-type="float" office:value="2404078.0712641459" table:formula="of:=SUM([.C2:.C7])" table:style-name="ce10">
            <text:p>2.404.07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ALEARS_(ILLES)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3001.9897345474105" table:style-name="ce10">
            <text:p>3.002</text:p>
          </table:table-cell>
          <table:table-cell office:value-type="float" office:value="2926.4318459638375" table:style-name="ce10">
            <text:p>2.92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23658.85" table:style-name="ce10">
            <text:p>123.659</text:p>
          </table:table-cell>
          <table:table-cell office:value-type="float" office:value="122434.5" table:style-name="ce10">
            <text:p>122.43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5175773.0145391682" table:style-name="ce10">
            <text:p>5.175.773</text:p>
          </table:table-cell>
          <table:table-cell office:value-type="float" office:value="4791111.5730042858" table:style-name="ce10">
            <text:p>4.791.11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5302433.854273716" table:formula="of:=SUM([.B2:.B7])" table:style-name="ce10">
            <text:p>5.302.434</text:p>
          </table:table-cell>
          <table:table-cell office:value-type="float" office:value="4916472.5048502497" table:formula="of:=SUM([.C2:.C7])" table:style-name="ce10">
            <text:p>4.916.47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ARCELON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387697.52895752277" table:style-name="ce10">
            <text:p>387.698</text:p>
          </table:table-cell>
          <table:table-cell office:value-type="float" office:value="384545.6394688841" table:style-name="ce10">
            <text:p>384.54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45945.82" table:style-name="ce10">
            <text:p>145.946</text:p>
          </table:table-cell>
          <table:table-cell office:value-type="float" office:value="144500.81" table:style-name="ce10">
            <text:p>144.50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9134186.0634294059" table:style-name="ce10">
            <text:p>9.134.186</text:p>
          </table:table-cell>
          <table:table-cell office:value-type="float" office:value="8843193.8001452796" table:style-name="ce10">
            <text:p>8.843.19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263279.68736138492" table:style-name="ce10">
            <text:p>263.280</text:p>
          </table:table-cell>
          <table:table-cell office:value-type="float" office:value="259025.94884223188" table:style-name="ce10">
            <text:p>259.02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9931109.0997483134" table:formula="of:=SUM([.B2:.B7])" table:style-name="ce10">
            <text:p>9.931.109</text:p>
          </table:table-cell>
          <table:table-cell office:value-type="float" office:value="9631266.1984563954" table:formula="of:=SUM([.C2:.C7])" table:style-name="ce10">
            <text:p>9.631.266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URGOS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3850288.7450660164" table:style-name="ce10">
            <text:p>3.850.289</text:p>
          </table:table-cell>
          <table:table-cell office:value-type="float" office:value="3760311.6569522587" table:style-name="ce10">
            <text:p>3.760.31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49206.32" table:style-name="ce10">
            <text:p>49.206</text:p>
          </table:table-cell>
          <table:table-cell office:value-type="float" office:value="48719.13" table:style-name="ce10">
            <text:p>48.71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905330.0241579063" table:style-name="ce10">
            <text:p>905.330</text:p>
          </table:table-cell>
          <table:table-cell office:value-type="float" office:value="878473.72553292371" table:style-name="ce10">
            <text:p>878.47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60059.439943428755" table:style-name="ce10">
            <text:p>60.059</text:p>
          </table:table-cell>
          <table:table-cell office:value-type="float" office:value="59451.465811342954" table:style-name="ce10">
            <text:p>59.45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4864884.5291673513" table:formula="of:=SUM([.B2:.B7])" table:style-name="ce10">
            <text:p>4.864.885</text:p>
          </table:table-cell>
          <table:table-cell office:value-type="float" office:value="4746955.9782965248" table:formula="of:=SUM([.C2:.C7])" table:style-name="ce10">
            <text:p>4.746.956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ÁCERES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16985959" table:style-name="ce10">
            <text:p>16.985.959</text:p>
          </table:table-cell>
          <table:table-cell office:value-type="float" office:value="16347413" table:style-name="ce10">
            <text:p>16.347.41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466024.77" table:style-name="ce10">
            <text:p>466.025</text:p>
          </table:table-cell>
          <table:table-cell office:value-type="float" office:value="461410.66" table:style-name="ce10">
            <text:p>461.41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530534.91" table:style-name="ce10">
            <text:p>530.535</text:p>
          </table:table-cell>
          <table:table-cell office:value-type="float" office:value="482304.47" table:style-name="ce10">
            <text:p>482.30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10126.55714662773" table:style-name="ce10">
            <text:p>110.127</text:p>
          </table:table-cell>
          <table:table-cell office:value-type="float" office:value="100169.4426039049" table:style-name="ce10">
            <text:p>100.16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367680.7429763642" table:style-name="ce10">
            <text:p>1.367.681</text:p>
          </table:table-cell>
          <table:table-cell office:value-type="float" office:value="1346023.2184144387" table:style-name="ce10">
            <text:p>1.346.02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9460325.980122991" table:formula="of:=SUM([.B2:.B7])" table:style-name="ce10">
            <text:p>19.460.326</text:p>
          </table:table-cell>
          <table:table-cell office:value-type="float" office:value="18737320.791018341" table:formula="of:=SUM([.C2:.C7])" table:style-name="ce10">
            <text:p>18.737.32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ÁDIZ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3225911.99952487" table:style-name="ce10">
            <text:p>3.225.912</text:p>
          </table:table-cell>
          <table:table-cell office:value-type="float" office:value="3149096.6487091212" table:style-name="ce10">
            <text:p>3.149.09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34732.41" table:style-name="ce10">
            <text:p>134.732</text:p>
          </table:table-cell>
          <table:table-cell office:value-type="float" office:value="133398.42000000001" table:style-name="ce10">
            <text:p>133.39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345847.99" table:style-name="ce10">
            <text:p>345.848</text:p>
          </table:table-cell>
          <table:table-cell office:value-type="float" office:value="314407.26" table:style-name="ce10">
            <text:p>314.40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0334729.599474696" table:style-name="ce10">
            <text:p>10.334.730</text:p>
          </table:table-cell>
          <table:table-cell office:value-type="float" office:value="9991204.1466248482" table:style-name="ce10">
            <text:p>9.991.20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4041221.998999566" table:formula="of:=SUM([.B2:.B7])" table:style-name="ce10">
            <text:p>14.041.222</text:p>
          </table:table-cell>
          <table:table-cell office:value-type="float" office:value="13588106.47533397" table:formula="of:=SUM([.C2:.C7])" table:style-name="ce10">
            <text:p>13.588.106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ASTELLÓN-CASTELLÒ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300123.9882206672" table:style-name="ce10">
            <text:p>1.300.124</text:p>
          </table:table-cell>
          <table:table-cell office:value-type="float" office:value="1275555.9549819555" table:style-name="ce10">
            <text:p>1.275.55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87312.02" table:style-name="ce10">
            <text:p>87.312</text:p>
          </table:table-cell>
          <table:table-cell office:value-type="float" office:value="86447.55" table:style-name="ce10">
            <text:p>86.44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3297198.8024073872" table:style-name="ce10">
            <text:p>3.297.199</text:p>
          </table:table-cell>
          <table:table-cell office:value-type="float" office:value="3207817.6995733399" table:style-name="ce10">
            <text:p>3.207.81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00886.02740534295" table:style-name="ce10">
            <text:p>100.886</text:p>
          </table:table-cell>
          <table:table-cell office:value-type="float" office:value="99085.651913421883" table:style-name="ce10">
            <text:p>99.08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4785520.8380333977" table:formula="of:=SUM([.B2:.B7])" table:style-name="ce10">
            <text:p>4.785.521</text:p>
          </table:table-cell>
          <table:table-cell office:value-type="float" office:value="4668906.8564687176" table:formula="of:=SUM([.C2:.C7])" table:style-name="ce10">
            <text:p>4.668.907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IUDAD_REAL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352052.33543030289" table:style-name="ce10">
            <text:p>352.052</text:p>
          </table:table-cell>
          <table:table-cell office:value-type="float" office:value="346469.91182201222" table:style-name="ce10">
            <text:p>346.47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337149.77" table:style-name="ce10">
            <text:p>337.150</text:p>
          </table:table-cell>
          <table:table-cell office:value-type="float" office:value="333811.65000000002" table:style-name="ce10">
            <text:p>333.81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816694.82" table:style-name="ce10">
            <text:p>816.695</text:p>
          </table:table-cell>
          <table:table-cell office:value-type="float" office:value="742449.84" table:style-name="ce10">
            <text:p>742.45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158775.3091610607" table:style-name="ce10">
            <text:p>1.158.775</text:p>
          </table:table-cell>
          <table:table-cell office:value-type="float" office:value="1117972.6153146129" table:style-name="ce10">
            <text:p>1.117.97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664672.2345913639" table:formula="of:=SUM([.B2:.B7])" table:style-name="ce10">
            <text:p>2.664.672</text:p>
          </table:table-cell>
          <table:table-cell office:value-type="float" office:value="2540704.017136625" table:formula="of:=SUM([.C2:.C7])" table:style-name="ce10">
            <text:p>2.540.704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ÓRDOB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337462.36" table:style-name="ce10">
            <text:p>337.462</text:p>
          </table:table-cell>
          <table:table-cell office:value-type="float" office:value="334121.15000000002" table:style-name="ce10">
            <text:p>334.12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694930.86" table:style-name="ce10">
            <text:p>694.931</text:p>
          </table:table-cell>
          <table:table-cell office:value-type="float" office:value="631755.32999999996" table:style-name="ce10">
            <text:p>631.75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2391938.1451344155" table:style-name="ce10">
            <text:p>2.391.938</text:p>
          </table:table-cell>
          <table:table-cell office:value-type="float" office:value="2135163.6678106482" table:style-name="ce10">
            <text:p>2.135.16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90969.880697266941" table:style-name="ce10">
            <text:p>90.970</text:p>
          </table:table-cell>
          <table:table-cell office:value-type="float" office:value="88331.130316107781" table:style-name="ce10">
            <text:p>88.33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515301.2458316823" table:formula="of:=SUM([.B2:.B7])" table:style-name="ce10">
            <text:p>3.515.301</text:p>
          </table:table-cell>
          <table:table-cell office:value-type="float" office:value="3189371.2781267562" table:formula="of:=SUM([.C2:.C7])" table:style-name="ce10">
            <text:p>3.189.37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ORUÑA_(A)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2518889.108447528" table:style-name="ce10">
            <text:p>2.518.889</text:p>
          </table:table-cell>
          <table:table-cell office:value-type="float" office:value="2458808.0747677973" table:style-name="ce10">
            <text:p>2.458.80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2345.54" table:style-name="ce10">
            <text:p>2.346</text:p>
          </table:table-cell>
          <table:table-cell office:value-type="float" office:value="2322.3200000000002" table:style-name="ce10">
            <text:p>2.32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6291420.243545882" table:style-name="ce10">
            <text:p>16.291.420</text:p>
          </table:table-cell>
          <table:table-cell office:value-type="float" office:value="15637725.067435691" table:style-name="ce10">
            <text:p>15.637.72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534044.59141883918" table:style-name="ce10">
            <text:p>534.045</text:p>
          </table:table-cell>
          <table:table-cell office:value-type="float" office:value="523050.73293178587" table:style-name="ce10">
            <text:p>523.05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9346699.483412251" table:formula="of:=SUM([.B2:.B7])" table:style-name="ce10">
            <text:p>19.346.699</text:p>
          </table:table-cell>
          <table:table-cell office:value-type="float" office:value="18621906.195135273" table:formula="of:=SUM([.C2:.C7])" table:style-name="ce10">
            <text:p>18.621.906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UENC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737472.2574799927" table:style-name="ce10">
            <text:p>1.737.472</text:p>
          </table:table-cell>
          <table:table-cell office:value-type="float" office:value="1695802.9569243283" table:style-name="ce10">
            <text:p>1.695.80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435287.43" table:style-name="ce10">
            <text:p>435.287</text:p>
          </table:table-cell>
          <table:table-cell office:value-type="float" office:value="430977.65" table:style-name="ce10">
            <text:p>430.97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335206.08401759813" table:style-name="ce10">
            <text:p>335.206</text:p>
          </table:table-cell>
          <table:table-cell office:value-type="float" office:value="320828.24468366208" table:style-name="ce10">
            <text:p>320.82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88322.623693480404" table:style-name="ce10">
            <text:p>88.323</text:p>
          </table:table-cell>
          <table:table-cell office:value-type="float" office:value="86330.196813804127" table:style-name="ce10">
            <text:p>86.33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596288.3951910716" table:formula="of:=SUM([.B2:.B7])" table:style-name="ce10">
            <text:p>2.596.288</text:p>
          </table:table-cell>
          <table:table-cell office:value-type="float" office:value="2533939.0484217945" table:formula="of:=SUM([.C2:.C7])" table:style-name="ce10">
            <text:p>2.533.93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IRON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33573.01" table:style-name="ce10">
            <text:p>33.573</text:p>
          </table:table-cell>
          <table:table-cell office:value-type="float" office:value="33240.61" table:style-name="ce10">
            <text:p>33.24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442410.14282198582" table:style-name="ce10">
            <text:p>442.410</text:p>
          </table:table-cell>
          <table:table-cell office:value-type="float" office:value="425453.34950756427" table:style-name="ce10">
            <text:p>425.45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264286.96931164479" table:style-name="ce10">
            <text:p>264.287</text:p>
          </table:table-cell>
          <table:table-cell office:value-type="float" office:value="259074.25599074215" table:style-name="ce10">
            <text:p>259.07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740270.12213363056" table:formula="of:=SUM([.B2:.B7])" table:style-name="ce10">
            <text:p>740.270</text:p>
          </table:table-cell>
          <table:table-cell office:value-type="float" office:value="717768.21549830644" table:formula="of:=SUM([.C2:.C7])" table:style-name="ce10">
            <text:p>717.76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RANAD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751076.21776924294" table:style-name="ce10">
            <text:p>751.076</text:p>
          </table:table-cell>
          <table:table-cell office:value-type="float" office:value="737529.01128464239" table:style-name="ce10">
            <text:p>737.52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80177.4" table:style-name="ce10">
            <text:p>180.177</text:p>
          </table:table-cell>
          <table:table-cell office:value-type="float" office:value="178393.47" table:style-name="ce10">
            <text:p>178.39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500375.15" table:style-name="ce10">
            <text:p>500.375</text:p>
          </table:table-cell>
          <table:table-cell office:value-type="float" office:value="454886.5" table:style-name="ce10">
            <text:p>454.88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869258.81935854896" table:style-name="ce10">
            <text:p>869.259</text:p>
          </table:table-cell>
          <table:table-cell office:value-type="float" office:value="842394.80595214036" table:style-name="ce10">
            <text:p>842.39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13925.40847836279" table:style-name="ce10">
            <text:p>113.925</text:p>
          </table:table-cell>
          <table:table-cell office:value-type="float" office:value="111181.61684028847" table:style-name="ce10">
            <text:p>111.18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414812.9956061551" table:formula="of:=SUM([.B2:.B7])" table:style-name="ce10">
            <text:p>2.414.813</text:p>
          </table:table-cell>
          <table:table-cell office:value-type="float" office:value="2324385.4040770712" table:formula="of:=SUM([.C2:.C7])" table:style-name="ce10">
            <text:p>2.324.38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UADALAJAR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8530705" table:style-name="ce10">
            <text:p>8.530.705</text:p>
          </table:table-cell>
          <table:table-cell office:value-type="float" office:value="7983090" table:style-name="ce10">
            <text:p>7.983.09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255732.0105906536" table:style-name="ce10">
            <text:p>1.255.732</text:p>
          </table:table-cell>
          <table:table-cell office:value-type="float" office:value="1182213.3016547125" table:style-name="ce10">
            <text:p>1.182.21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62337.99" table:style-name="ce10">
            <text:p>62.338</text:p>
          </table:table-cell>
          <table:table-cell office:value-type="float" office:value="61720.78" table:style-name="ce10">
            <text:p>61.72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39884.705158143901" table:style-name="ce10">
            <text:p>39.885</text:p>
          </table:table-cell>
          <table:table-cell office:value-type="float" office:value="37855.194060256305" table:style-name="ce10">
            <text:p>37.85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23828.00522298702" table:style-name="ce10">
            <text:p>123.828</text:p>
          </table:table-cell>
          <table:table-cell office:value-type="float" office:value="119752.96251104485" table:style-name="ce10">
            <text:p>119.75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0012487.710971786" table:formula="of:=SUM([.B2:.B7])" table:style-name="ce10">
            <text:p>10.012.488</text:p>
          </table:table-cell>
          <table:table-cell office:value-type="float" office:value="9384632.2382260133" table:formula="of:=SUM([.C2:.C7])" table:style-name="ce10">
            <text:p>9.384.63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IPUZKO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7722.56" table:style-name="ce10">
            <text:p>7.723</text:p>
          </table:table-cell>
          <table:table-cell office:value-type="float" office:value="7646.1" table:style-name="ce10">
            <text:p>7.64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833022.24010402791" table:style-name="ce10">
            <text:p>833.022</text:p>
          </table:table-cell>
          <table:table-cell office:value-type="float" office:value="801571.31490126031" table:style-name="ce10">
            <text:p>801.57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81173.547017842546" table:style-name="ce10">
            <text:p>81.174</text:p>
          </table:table-cell>
          <table:table-cell office:value-type="float" office:value="79378.788543609946" table:style-name="ce10">
            <text:p>79.37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921918.34712187049" table:formula="of:=SUM([.B2:.B7])" table:style-name="ce10">
            <text:p>921.918</text:p>
          </table:table-cell>
          <table:table-cell office:value-type="float" office:value="888596.20344487019" table:formula="of:=SUM([.C2:.C7])" table:style-name="ce10">
            <text:p>888.596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HUELV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633380.81665926415" table:style-name="ce10">
            <text:p>633.381</text:p>
          </table:table-cell>
          <table:table-cell office:value-type="float" office:value="619208.26479562942" table:style-name="ce10">
            <text:p>619.20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29914.9" table:style-name="ce10">
            <text:p>129.915</text:p>
          </table:table-cell>
          <table:table-cell office:value-type="float" office:value="128628.62" table:style-name="ce10">
            <text:p>128.62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674287.9473943664" table:style-name="ce10">
            <text:p>1.674.288</text:p>
          </table:table-cell>
          <table:table-cell office:value-type="float" office:value="1608576.3916030605" table:style-name="ce10">
            <text:p>1.608.57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4240.603585743607" table:style-name="ce10">
            <text:p>14.241</text:p>
          </table:table-cell>
          <table:table-cell office:value-type="float" office:value="14051.129832513652" table:style-name="ce10">
            <text:p>14.05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451824.2676393744" table:formula="of:=SUM([.B2:.B7])" table:style-name="ce10">
            <text:p>2.451.824</text:p>
          </table:table-cell>
          <table:table-cell office:value-type="float" office:value="2370464.4062312036" table:formula="of:=SUM([.C2:.C7])" table:style-name="ce10">
            <text:p>2.370.464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HUESC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725150.41984798934" table:style-name="ce10">
            <text:p>725.150</text:p>
          </table:table-cell>
          <table:table-cell office:value-type="float" office:value="714020.61117149028" table:style-name="ce10">
            <text:p>714.02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64707.44" table:style-name="ce10">
            <text:p>64.707</text:p>
          </table:table-cell>
          <table:table-cell office:value-type="float" office:value="64066.77" table:style-name="ce10">
            <text:p>64.06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747334.80628357152" table:style-name="ce10">
            <text:p>747.335</text:p>
          </table:table-cell>
          <table:table-cell office:value-type="float" office:value="727354.67490066472" table:style-name="ce10">
            <text:p>727.35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2220641.6011654274" table:style-name="ce10">
            <text:p>2.220.642</text:p>
          </table:table-cell>
          <table:table-cell office:value-type="float" office:value="2185425.606143109" table:style-name="ce10">
            <text:p>2.185.42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757834.2672969885" table:formula="of:=SUM([.B2:.B7])" table:style-name="ce10">
            <text:p>3.757.834</text:p>
          </table:table-cell>
          <table:table-cell office:value-type="float" office:value="3690867.662215264" table:formula="of:=SUM([.C2:.C7])" table:style-name="ce10">
            <text:p>3.690.86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JAÉN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24618.270749876719" table:style-name="ce10">
            <text:p>24.618</text:p>
          </table:table-cell>
          <table:table-cell office:value-type="float" office:value="23720.583899143054" table:style-name="ce10">
            <text:p>23.72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65513.43" table:style-name="ce10">
            <text:p>165.513</text:p>
          </table:table-cell>
          <table:table-cell office:value-type="float" office:value="163874.69" table:style-name="ce10">
            <text:p>163.87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433931.1653591506" table:style-name="ce10">
            <text:p>1.433.931</text:p>
          </table:table-cell>
          <table:table-cell office:value-type="float" office:value="1379026.1016100214" table:style-name="ce10">
            <text:p>1.379.02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75909.46933987437" table:style-name="ce10">
            <text:p>175.909</text:p>
          </table:table-cell>
          <table:table-cell office:value-type="float" office:value="171883.87408116422" table:style-name="ce10">
            <text:p>171.88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799972.3354489016" table:formula="of:=SUM([.B2:.B7])" table:style-name="ce10">
            <text:p>1.799.972</text:p>
          </table:table-cell>
          <table:table-cell office:value-type="float" office:value="1738505.2495903287" table:formula="of:=SUM([.C2:.C7])" table:style-name="ce10">
            <text:p>1.738.50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LEÓN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700581.13391490118" table:style-name="ce10">
            <text:p>700.581</text:p>
          </table:table-cell>
          <table:table-cell office:value-type="float" office:value="683501.19096559682" table:style-name="ce10">
            <text:p>683.50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81262.42" table:style-name="ce10">
            <text:p>81.262</text:p>
          </table:table-cell>
          <table:table-cell office:value-type="float" office:value="80457.84" table:style-name="ce10">
            <text:p>80.45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6047034.2125104507" table:style-name="ce10">
            <text:p>6.047.034</text:p>
          </table:table-cell>
          <table:table-cell office:value-type="float" office:value="5605367.0165480589" table:style-name="ce10">
            <text:p>5.605.36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430092.20298960153" table:style-name="ce10">
            <text:p>430.092</text:p>
          </table:table-cell>
          <table:table-cell office:value-type="float" office:value="418843.93663614074" table:style-name="ce10">
            <text:p>418.84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7258969.9694149531" table:formula="of:=SUM([.B2:.B7])" table:style-name="ce10">
            <text:p>7.258.970</text:p>
          </table:table-cell>
          <table:table-cell office:value-type="float" office:value="6788169.984149796" table:formula="of:=SUM([.C2:.C7])" table:style-name="ce10">
            <text:p>6.788.17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LLEID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699456.86842340755" table:style-name="ce10">
            <text:p>699.457</text:p>
          </table:table-cell>
          <table:table-cell office:value-type="float" office:value="683681.50286121201" table:style-name="ce10">
            <text:p>683.68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64341.51" table:style-name="ce10">
            <text:p>164.342</text:p>
          </table:table-cell>
          <table:table-cell office:value-type="float" office:value="162714.35999999999" table:style-name="ce10">
            <text:p>162.71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95915.83" table:style-name="ce10">
            <text:p>95.916</text:p>
          </table:table-cell>
          <table:table-cell office:value-type="float" office:value="87196.21" table:style-name="ce10">
            <text:p>87.19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165384.5851488134" table:style-name="ce10">
            <text:p>1.165.385</text:p>
          </table:table-cell>
          <table:table-cell office:value-type="float" office:value="1121317.8063127806" table:style-name="ce10">
            <text:p>1.121.31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2868237.0551632224" table:style-name="ce10">
            <text:p>2.868.237</text:p>
          </table:table-cell>
          <table:table-cell office:value-type="float" office:value="2816327.2692212756" table:style-name="ce10">
            <text:p>2.816.32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4993335.8487354433" table:formula="of:=SUM([.B2:.B7])" table:style-name="ce10">
            <text:p>4.993.336</text:p>
          </table:table-cell>
          <table:table-cell office:value-type="float" office:value="4871237.1483952682" table:formula="of:=SUM([.C2:.C7])" table:style-name="ce10">
            <text:p>4.871.237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RIOJA_(LA)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177357.9277593978" table:style-name="ce10">
            <text:p>1.177.358</text:p>
          </table:table-cell>
          <table:table-cell office:value-type="float" office:value="1129693.3118612007" table:style-name="ce10">
            <text:p>1.129.69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40953.06" table:style-name="ce10">
            <text:p>140.953</text:p>
          </table:table-cell>
          <table:table-cell office:value-type="float" office:value="139557.48000000001" table:style-name="ce10">
            <text:p>139.55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798886.3819633632" table:style-name="ce10">
            <text:p>1.798.886</text:p>
          </table:table-cell>
          <table:table-cell office:value-type="float" office:value="1782664.7745741298" table:style-name="ce10">
            <text:p>1.782.66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97540.410438962397" table:style-name="ce10">
            <text:p>97.540</text:p>
          </table:table-cell>
          <table:table-cell office:value-type="float" office:value="96848.953074251127" table:style-name="ce10">
            <text:p>96.84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214737.7801617235" table:formula="of:=SUM([.B2:.B7])" table:style-name="ce10">
            <text:p>3.214.738</text:p>
          </table:table-cell>
          <table:table-cell office:value-type="float" office:value="3148764.5195095818" table:formula="of:=SUM([.C2:.C7])" table:style-name="ce10">
            <text:p>3.148.76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LUGO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2846804.9620450041" table:style-name="ce10">
            <text:p>2.846.805</text:p>
          </table:table-cell>
          <table:table-cell office:value-type="float" office:value="2789859.4559560129" table:style-name="ce10">
            <text:p>2.789.85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8977.26" table:style-name="ce10">
            <text:p>8.977</text:p>
          </table:table-cell>
          <table:table-cell office:value-type="float" office:value="8888.3700000000008" table:style-name="ce10">
            <text:p>8.88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90665.389939679342" table:style-name="ce10">
            <text:p>90.665</text:p>
          </table:table-cell>
          <table:table-cell office:value-type="float" office:value="87214.956567484012" table:style-name="ce10">
            <text:p>87.21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452109.86285666225" table:style-name="ce10">
            <text:p>452.110</text:p>
          </table:table-cell>
          <table:table-cell office:value-type="float" office:value="443251.3874090169" table:style-name="ce10">
            <text:p>443.25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398557.4748413456" table:formula="of:=SUM([.B2:.B7])" table:style-name="ce10">
            <text:p>3.398.557</text:p>
          </table:table-cell>
          <table:table-cell office:value-type="float" office:value="3329214.169932514" table:formula="of:=SUM([.C2:.C7])" table:style-name="ce10">
            <text:p>3.329.214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MADRID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30761.642777810521" table:style-name="ce10">
            <text:p>30.762</text:p>
          </table:table-cell>
          <table:table-cell office:value-type="float" office:value="30499.837729632258" table:style-name="ce10">
            <text:p>30.50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99344.09" table:style-name="ce10">
            <text:p>99.344</text:p>
          </table:table-cell>
          <table:table-cell office:value-type="float" office:value="98360.49" table:style-name="ce10">
            <text:p>98.36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128516.6671492485" table:style-name="ce10">
            <text:p>1.128.517</text:p>
          </table:table-cell>
          <table:table-cell office:value-type="float" office:value="1028891.2246742896" table:style-name="ce10">
            <text:p>1.028.89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63945.42066747684" table:style-name="ce10">
            <text:p>163.945</text:p>
          </table:table-cell>
          <table:table-cell office:value-type="float" office:value="160586.0063914982" table:style-name="ce10">
            <text:p>160.58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422567.8205945357" table:formula="of:=SUM([.B2:.B7])" table:style-name="ce10">
            <text:p>1.422.568</text:p>
          </table:table-cell>
          <table:table-cell office:value-type="float" office:value="1318337.55879542" table:formula="of:=SUM([.C2:.C7])" table:style-name="ce10">
            <text:p>1.318.338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MÁLAG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363490.7817289578" table:style-name="ce10">
            <text:p>1.363.491</text:p>
          </table:table-cell>
          <table:table-cell office:value-type="float" office:value="1333295.3798294021" table:style-name="ce10">
            <text:p>1.333.29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90709.31" table:style-name="ce10">
            <text:p>90.709</text:p>
          </table:table-cell>
          <table:table-cell office:value-type="float" office:value="89811.199999999997" table:style-name="ce10">
            <text:p>89.81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2328302.6068108035" table:style-name="ce10">
            <text:p>2.328.303</text:p>
          </table:table-cell>
          <table:table-cell office:value-type="float" office:value="2271231.44780519" table:style-name="ce10">
            <text:p>2.271.23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210881.28079510541" table:style-name="ce10">
            <text:p>210.881</text:p>
          </table:table-cell>
          <table:table-cell office:value-type="float" office:value="206711.04559363995" table:style-name="ce10">
            <text:p>206.71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993383.9793348666" table:formula="of:=SUM([.B2:.B7])" table:style-name="ce10">
            <text:p>3.993.384</text:p>
          </table:table-cell>
          <table:table-cell office:value-type="float" office:value="3901049.0732282316" table:formula="of:=SUM([.C2:.C7])" table:style-name="ce10">
            <text:p>3.901.04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MURCI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454744.75089786301" table:style-name="ce10">
            <text:p>454.745</text:p>
          </table:table-cell>
          <table:table-cell office:value-type="float" office:value="439048.38520371565" table:style-name="ce10">
            <text:p>439.04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779127.31" table:style-name="ce10">
            <text:p>779.127</text:p>
          </table:table-cell>
          <table:table-cell office:value-type="float" office:value="771413.18" table:style-name="ce10">
            <text:p>771.41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47416.92" table:style-name="ce10">
            <text:p>47.417</text:p>
          </table:table-cell>
          <table:table-cell office:value-type="float" office:value="43106.29" table:style-name="ce10">
            <text:p>43.10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5430429.1818784215" table:style-name="ce10">
            <text:p>5.430.429</text:p>
          </table:table-cell>
          <table:table-cell office:value-type="float" office:value="5318472.0792485531" table:style-name="ce10">
            <text:p>5.318.47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69191.922045785293" table:style-name="ce10">
            <text:p>69.192</text:p>
          </table:table-cell>
          <table:table-cell office:value-type="float" office:value="68373.579617650001" table:style-name="ce10">
            <text:p>68.37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6780910.0848220689" table:formula="of:=SUM([.B2:.B7])" table:style-name="ce10">
            <text:p>6.780.910</text:p>
          </table:table-cell>
          <table:table-cell office:value-type="float" office:value="6640413.5140699195" table:formula="of:=SUM([.C2:.C7])" table:style-name="ce10">
            <text:p>6.640.414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NAVARR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2366855.7364760074" table:style-name="ce10">
            <text:p>2.366.856</text:p>
          </table:table-cell>
          <table:table-cell office:value-type="float" office:value="2325407.7235690025" table:style-name="ce10">
            <text:p>2.325.40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316942.92" table:style-name="ce10">
            <text:p>316.943</text:p>
          </table:table-cell>
          <table:table-cell office:value-type="float" office:value="313804.87" table:style-name="ce10">
            <text:p>313.80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2706577.6706565409" table:style-name="ce10">
            <text:p>2.706.578</text:p>
          </table:table-cell>
          <table:table-cell office:value-type="float" office:value="2620957.4252410172" table:style-name="ce10">
            <text:p>2.620.95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334667.59464877134" table:style-name="ce10">
            <text:p>334.668</text:p>
          </table:table-cell>
          <table:table-cell office:value-type="float" office:value="330321.42297586869" table:style-name="ce10">
            <text:p>330.32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5725043.9217813192" table:formula="of:=SUM([.B2:.B7])" table:style-name="ce10">
            <text:p>5.725.044</text:p>
          </table:table-cell>
          <table:table-cell office:value-type="float" office:value="5590491.4417858887" table:formula="of:=SUM([.C2:.C7])" table:style-name="ce10">
            <text:p>5.590.49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OURENSE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725600.8548282265" table:style-name="ce10">
            <text:p>725.601</text:p>
          </table:table-cell>
          <table:table-cell office:value-type="float" office:value="718958.47761613806" table:style-name="ce10">
            <text:p>718.95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3094.42" table:style-name="ce10">
            <text:p>3.094</text:p>
          </table:table-cell>
          <table:table-cell office:value-type="float" office:value="3063.78" table:style-name="ce10">
            <text:p>3.06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91487.50323405172" table:style-name="ce10">
            <text:p>191.488</text:p>
          </table:table-cell>
          <table:table-cell office:value-type="float" office:value="183349.95714968283" table:style-name="ce10">
            <text:p>183.35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2150942.2748622699" table:style-name="ce10">
            <text:p>2.150.942</text:p>
          </table:table-cell>
          <table:table-cell office:value-type="float" office:value="2112659.6918474883" table:style-name="ce10">
            <text:p>2.112.66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071125.0529245483" table:formula="of:=SUM([.B2:.B7])" table:style-name="ce10">
            <text:p>3.071.125</text:p>
          </table:table-cell>
          <table:table-cell office:value-type="float" office:value="3018031.9066133089" table:formula="of:=SUM([.C2:.C7])" table:style-name="ce10">
            <text:p>3.018.03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STURIAS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985345.59655089793" table:style-name="ce10">
            <text:p>985.346</text:p>
          </table:table-cell>
          <table:table-cell office:value-type="float" office:value="964962.52978456428" table:style-name="ce10">
            <text:p>964.96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602.67999999999995" table:style-name="ce10">
            <text:p>603</text:p>
          </table:table-cell>
          <table:table-cell office:value-type="float" office:value="596.71" table:style-name="ce10">
            <text:p>59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3254875.918009212" table:style-name="ce10">
            <text:p>13.254.876</text:p>
          </table:table-cell>
          <table:table-cell office:value-type="float" office:value="12337363.769935736" table:style-name="ce10">
            <text:p>12.337.36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890982.0234240467" table:style-name="ce10">
            <text:p>890.982</text:p>
          </table:table-cell>
          <table:table-cell office:value-type="float" office:value="867736.21025396697" table:style-name="ce10">
            <text:p>867.73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5131806.217984157" table:formula="of:=SUM([.B2:.B7])" table:style-name="ce10">
            <text:p>15.131.806</text:p>
          </table:table-cell>
          <table:table-cell office:value-type="float" office:value="14170659.219974268" table:formula="of:=SUM([.C2:.C7])" table:style-name="ce10">
            <text:p>14.170.65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PALENCI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569579.2847338424" table:style-name="ce10">
            <text:p>1.569.579</text:p>
          </table:table-cell>
          <table:table-cell office:value-type="float" office:value="1527356.0776318358" table:style-name="ce10">
            <text:p>1.527.35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49932.97" table:style-name="ce10">
            <text:p>49.933</text:p>
          </table:table-cell>
          <table:table-cell office:value-type="float" office:value="49438.58" table:style-name="ce10">
            <text:p>49.43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604801.1945413195" table:style-name="ce10">
            <text:p>1.604.801</text:p>
          </table:table-cell>
          <table:table-cell office:value-type="float" office:value="1518597.4006578603" table:style-name="ce10">
            <text:p>1.518.59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70009.9769311688" table:style-name="ce10">
            <text:p>70.010</text:p>
          </table:table-cell>
          <table:table-cell office:value-type="float" office:value="68805.272093175794" table:style-name="ce10">
            <text:p>68.80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294323.4262063308" table:formula="of:=SUM([.B2:.B7])" table:style-name="ce10">
            <text:p>3.294.323</text:p>
          </table:table-cell>
          <table:table-cell office:value-type="float" office:value="3164197.3303828724" table:formula="of:=SUM([.C2:.C7])" table:style-name="ce10">
            <text:p>3.164.197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PALMAS_(LAS)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273054.9598836443" table:style-name="ce10">
            <text:p>273.055</text:p>
          </table:table-cell>
          <table:table-cell office:value-type="float" office:value="266082.94017355784" table:style-name="ce10">
            <text:p>266.08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80863.850000000006" table:style-name="ce10">
            <text:p>80.864</text:p>
          </table:table-cell>
          <table:table-cell office:value-type="float" office:value="80063.210000000006" table:style-name="ce10">
            <text:p>80.06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8015755.7113872636" table:style-name="ce10">
            <text:p>8.015.756</text:p>
          </table:table-cell>
          <table:table-cell office:value-type="float" office:value="7615866.5401933193" table:style-name="ce10">
            <text:p>7.615.86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8369674.5212709084" table:formula="of:=SUM([.B2:.B7])" table:style-name="ce10">
            <text:p>8.369.675</text:p>
          </table:table-cell>
          <table:table-cell office:value-type="float" office:value="7962012.6903668772" table:formula="of:=SUM([.C2:.C7])" table:style-name="ce10">
            <text:p>7.962.01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PONTEVEDR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899938.45724057918" table:style-name="ce10">
            <text:p>899.938</text:p>
          </table:table-cell>
          <table:table-cell office:value-type="float" office:value="882911.3397793232" table:style-name="ce10">
            <text:p>882.91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6333.59" table:style-name="ce10">
            <text:p>6.334</text:p>
          </table:table-cell>
          <table:table-cell office:value-type="float" office:value="6270.88" table:style-name="ce10">
            <text:p>6.27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259116.52577967825" table:style-name="ce10">
            <text:p>259.117</text:p>
          </table:table-cell>
          <table:table-cell office:value-type="float" office:value="250079.6890841072" table:style-name="ce10">
            <text:p>250.08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265681.82101683231" table:style-name="ce10">
            <text:p>265.682</text:p>
          </table:table-cell>
          <table:table-cell office:value-type="float" office:value="259981.55362238921" table:style-name="ce10">
            <text:p>259.98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431070.3940370898" table:formula="of:=SUM([.B2:.B7])" table:style-name="ce10">
            <text:p>1.431.070</text:p>
          </table:table-cell>
          <table:table-cell office:value-type="float" office:value="1399243.4624858196" table:formula="of:=SUM([.C2:.C7])" table:style-name="ce10">
            <text:p>1.399.24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ALAMANC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374993.3989399558" table:style-name="ce10">
            <text:p>374.993</text:p>
          </table:table-cell>
          <table:table-cell office:value-type="float" office:value="367688.36093414156" table:style-name="ce10">
            <text:p>367.68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07466.58" table:style-name="ce10">
            <text:p>107.467</text:p>
          </table:table-cell>
          <table:table-cell office:value-type="float" office:value="106402.55" table:style-name="ce10">
            <text:p>106.40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25566.28510505756" table:style-name="ce10">
            <text:p>125.566</text:p>
          </table:table-cell>
          <table:table-cell office:value-type="float" office:value="123671.2354695433" table:style-name="ce10">
            <text:p>123.67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3142006.9696176592" table:style-name="ce10">
            <text:p>3.142.007</text:p>
          </table:table-cell>
          <table:table-cell office:value-type="float" office:value="3098680.2803665767" table:style-name="ce10">
            <text:p>3.098.68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750033.2336626723" table:formula="of:=SUM([.B2:.B7])" table:style-name="ce10">
            <text:p>3.750.033</text:p>
          </table:table-cell>
          <table:table-cell office:value-type="float" office:value="3696442.4267702615" table:formula="of:=SUM([.C2:.C7])" table:style-name="ce10">
            <text:p>3.696.44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ANTA_CRUZ_TENERIFE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04478.54439633712" table:style-name="ce10">
            <text:p>104.479</text:p>
          </table:table-cell>
          <table:table-cell office:value-type="float" office:value="101631.28896996587" table:style-name="ce10">
            <text:p>101.63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94637.59" table:style-name="ce10">
            <text:p>194.638</text:p>
          </table:table-cell>
          <table:table-cell office:value-type="float" office:value="192710.49" table:style-name="ce10">
            <text:p>192.71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782428.80850364326" table:style-name="ce10">
            <text:p>782.429</text:p>
          </table:table-cell>
          <table:table-cell office:value-type="float" office:value="735507.91223130701" table:style-name="ce10">
            <text:p>735.50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3523.3126043574302" table:style-name="ce10">
            <text:p>3.523</text:p>
          </table:table-cell>
          <table:table-cell office:value-type="float" office:value="3500.1083646823249" table:style-name="ce10">
            <text:p>3.50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085068.2555043378" table:formula="of:=SUM([.B2:.B7])" table:style-name="ce10">
            <text:p>1.085.068</text:p>
          </table:table-cell>
          <table:table-cell office:value-type="float" office:value="1033349.7995659552" table:formula="of:=SUM([.C2:.C7])" table:style-name="ce10">
            <text:p>1.033.35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ANTABRI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61728.380294126859" table:style-name="ce10">
            <text:p>61.728</text:p>
          </table:table-cell>
          <table:table-cell office:value-type="float" office:value="60520.32786905532" table:style-name="ce10">
            <text:p>60.52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2040.88" table:style-name="ce10">
            <text:p>2.041</text:p>
          </table:table-cell>
          <table:table-cell office:value-type="float" office:value="2020.67" table:style-name="ce10">
            <text:p>2.02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204704.3055723819" table:style-name="ce10">
            <text:p>1.204.704</text:p>
          </table:table-cell>
          <table:table-cell office:value-type="float" office:value="1129783.8963196974" table:style-name="ce10">
            <text:p>1.129.78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562630.46185793972" table:style-name="ce10">
            <text:p>562.630</text:p>
          </table:table-cell>
          <table:table-cell office:value-type="float" office:value="554326.07575210603" table:style-name="ce10">
            <text:p>554.32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831104.0277244486" table:formula="of:=SUM([.B2:.B7])" table:style-name="ce10">
            <text:p>1.831.104</text:p>
          </table:table-cell>
          <table:table-cell office:value-type="float" office:value="1746650.9699408587" table:formula="of:=SUM([.C2:.C7])" table:style-name="ce10">
            <text:p>1.746.65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EGOVI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37739.9150584781" table:style-name="ce10">
            <text:p>137.740</text:p>
          </table:table-cell>
          <table:table-cell office:value-type="float" office:value="133368.15696313066" table:style-name="ce10">
            <text:p>133.36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46995.85" table:style-name="ce10">
            <text:p>46.996</text:p>
          </table:table-cell>
          <table:table-cell office:value-type="float" office:value="46530.55" table:style-name="ce10">
            <text:p>46.53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39875.61896102288" table:style-name="ce10">
            <text:p>139.876</text:p>
          </table:table-cell>
          <table:table-cell office:value-type="float" office:value="135702.64021649314" table:style-name="ce10">
            <text:p>135.70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9514.8551993517631" table:style-name="ce10">
            <text:p>9.515</text:p>
          </table:table-cell>
          <table:table-cell office:value-type="float" office:value="8610.4052375138908" table:style-name="ce10">
            <text:p>8.61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34126.23921885277" table:formula="of:=SUM([.B2:.B7])" table:style-name="ce10">
            <text:p>334.126</text:p>
          </table:table-cell>
          <table:table-cell office:value-type="float" office:value="324211.75241713767" table:formula="of:=SUM([.C2:.C7])" table:style-name="ce10">
            <text:p>324.21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EVILL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346477.7495976403" table:style-name="ce10">
            <text:p>346.478</text:p>
          </table:table-cell>
          <table:table-cell office:value-type="float" office:value="334772.70644171501" table:style-name="ce10">
            <text:p>334.77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403179.94" table:style-name="ce10">
            <text:p>403.180</text:p>
          </table:table-cell>
          <table:table-cell office:value-type="float" office:value="399188.06" table:style-name="ce10">
            <text:p>399.18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1009370.13" table:style-name="ce10">
            <text:p>1.009.370</text:p>
          </table:table-cell>
          <table:table-cell office:value-type="float" office:value="917609.21" table:style-name="ce10">
            <text:p>917.60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448770.33092981786" table:style-name="ce10">
            <text:p>448.770</text:p>
          </table:table-cell>
          <table:table-cell office:value-type="float" office:value="428546.3202318626" table:style-name="ce10">
            <text:p>428.54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07571.58151982669" table:style-name="ce10">
            <text:p>107.572</text:p>
          </table:table-cell>
          <table:table-cell office:value-type="float" office:value="105778.81053033042" table:style-name="ce10">
            <text:p>105.77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315369.732047285" table:formula="of:=SUM([.B2:.B7])" table:style-name="ce10">
            <text:p>2.315.370</text:p>
          </table:table-cell>
          <table:table-cell office:value-type="float" office:value="2185895.1072039078" table:formula="of:=SUM([.C2:.C7])" table:style-name="ce10">
            <text:p>2.185.89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ORI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2568130.9990973952" table:style-name="ce10">
            <text:p>2.568.131</text:p>
          </table:table-cell>
          <table:table-cell office:value-type="float" office:value="2492914.6842941171" table:style-name="ce10">
            <text:p>2.492.91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36631.550000000003" table:style-name="ce10">
            <text:p>36.632</text:p>
          </table:table-cell>
          <table:table-cell office:value-type="float" office:value="36268.870000000003" table:style-name="ce10">
            <text:p>36.26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324674.59143236146" table:style-name="ce10">
            <text:p>324.675</text:p>
          </table:table-cell>
          <table:table-cell office:value-type="float" office:value="302479.85197941365" table:style-name="ce10">
            <text:p>302.48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7628.438029376426" table:style-name="ce10">
            <text:p>17.628</text:p>
          </table:table-cell>
          <table:table-cell office:value-type="float" office:value="17488.265045329197" table:style-name="ce10">
            <text:p>17.48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947065.5785591328" table:formula="of:=SUM([.B2:.B7])" table:style-name="ce10">
            <text:p>2.947.066</text:p>
          </table:table-cell>
          <table:table-cell office:value-type="float" office:value="2849151.6713188598" table:formula="of:=SUM([.C2:.C7])" table:style-name="ce10">
            <text:p>2.849.15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TARRAGON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25252016.899999999" table:style-name="ce10">
            <text:p>25.252.017</text:p>
          </table:table-cell>
          <table:table-cell office:value-type="float" office:value="24216321.48" table:style-name="ce10">
            <text:p>24.216.32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776714.4651781002" table:style-name="ce10">
            <text:p>1.776.714</text:p>
          </table:table-cell>
          <table:table-cell office:value-type="float" office:value="1747466.9386583099" table:style-name="ce10">
            <text:p>1.747.46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78048.149999999994" table:style-name="ce10">
            <text:p>78.048</text:p>
          </table:table-cell>
          <table:table-cell office:value-type="float" office:value="77275.399999999994" table:style-name="ce10">
            <text:p>77.27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3686514.7570500723" table:style-name="ce10">
            <text:p>3.686.515</text:p>
          </table:table-cell>
          <table:table-cell office:value-type="float" office:value="3567937.8349274048" table:style-name="ce10">
            <text:p>3.567.93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658565.80289407412" table:style-name="ce10">
            <text:p>658.566</text:p>
          </table:table-cell>
          <table:table-cell office:value-type="float" office:value="646439.02969155216" table:style-name="ce10">
            <text:p>646.43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1451860.075122241" table:formula="of:=SUM([.B2:.B7])" table:style-name="ce10">
            <text:p>31.451.860</text:p>
          </table:table-cell>
          <table:table-cell office:value-type="float" office:value="30255440.683277264" table:formula="of:=SUM([.C2:.C7])" table:style-name="ce10">
            <text:p>30.255.44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TERUEL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491763.8842894244" table:style-name="ce10">
            <text:p>491.764</text:p>
          </table:table-cell>
          <table:table-cell office:value-type="float" office:value="479864.4305857477" table:style-name="ce10">
            <text:p>479.86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53341.93" table:style-name="ce10">
            <text:p>53.342</text:p>
          </table:table-cell>
          <table:table-cell office:value-type="float" office:value="52813.8" table:style-name="ce10">
            <text:p>52.81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5639786.9636085723" table:style-name="ce10">
            <text:p>5.639.787</text:p>
          </table:table-cell>
          <table:table-cell office:value-type="float" office:value="5247907.4034973336" table:style-name="ce10">
            <text:p>5.247.90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9129.8408258041363" table:style-name="ce10">
            <text:p>9.130</text:p>
          </table:table-cell>
          <table:table-cell office:value-type="float" office:value="8935.5851970265212" table:style-name="ce10">
            <text:p>8.93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6194022.6187238013" table:formula="of:=SUM([.B2:.B7])" table:style-name="ce10">
            <text:p>6.194.023</text:p>
          </table:table-cell>
          <table:table-cell office:value-type="float" office:value="5789521.2192801079" table:formula="of:=SUM([.C2:.C7])" table:style-name="ce10">
            <text:p>5.789.521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TOLEDO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80234.89323468745" table:style-name="ce10">
            <text:p>180.235</text:p>
          </table:table-cell>
          <table:table-cell office:value-type="float" office:value="176026.71793951301" table:style-name="ce10">
            <text:p>176.02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333930.53000000003" table:style-name="ce10">
            <text:p>333.931</text:p>
          </table:table-cell>
          <table:table-cell office:value-type="float" office:value="330624.28000000003" table:style-name="ce10">
            <text:p>330.62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969865.0869429612" table:style-name="ce10">
            <text:p>1.969.865</text:p>
          </table:table-cell>
          <table:table-cell office:value-type="float" office:value="1898250.4050524505" table:style-name="ce10">
            <text:p>1.898.25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203967.35289090755" table:style-name="ce10">
            <text:p>203.967</text:p>
          </table:table-cell>
          <table:table-cell office:value-type="float" office:value="200443.11574459609" table:style-name="ce10">
            <text:p>200.44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687997.8630685564" table:formula="of:=SUM([.B2:.B7])" table:style-name="ce10">
            <text:p>2.687.998</text:p>
          </table:table-cell>
          <table:table-cell office:value-type="float" office:value="2605344.5187365594" table:formula="of:=SUM([.C2:.C7])" table:style-name="ce10">
            <text:p>2.605.345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VALENCIA-VALÈNCI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7343343" table:style-name="ce10">
            <text:p>7.343.343</text:p>
          </table:table-cell>
          <table:table-cell office:value-type="float" office:value="7050520" table:style-name="ce10">
            <text:p>7.050.52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941593.27374251641" table:style-name="ce10">
            <text:p>941.593</text:p>
          </table:table-cell>
          <table:table-cell office:value-type="float" office:value="924010.93820882286" table:style-name="ce10">
            <text:p>924.01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244703.59" table:style-name="ce10">
            <text:p>244.704</text:p>
          </table:table-cell>
          <table:table-cell office:value-type="float" office:value="242280.78" table:style-name="ce10">
            <text:p>242.28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3236978.9335789424" table:style-name="ce10">
            <text:p>3.236.979</text:p>
          </table:table-cell>
          <table:table-cell office:value-type="float" office:value="3144860.9235741724" table:style-name="ce10">
            <text:p>3.144.86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682269.41320570779" table:style-name="ce10">
            <text:p>682.269</text:p>
          </table:table-cell>
          <table:table-cell office:value-type="float" office:value="674056.74593804905" table:style-name="ce10">
            <text:p>674.05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2448888.210527167" table:formula="of:=SUM([.B2:.B7])" table:style-name="ce10">
            <text:p>12.448.888</text:p>
          </table:table-cell>
          <table:table-cell office:value-type="float" office:value="12035729.387721045" table:formula="of:=SUM([.C2:.C7])" table:style-name="ce10">
            <text:p>12.035.72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VALLADOLID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460669.41678254306" table:style-name="ce10">
            <text:p>460.669</text:p>
          </table:table-cell>
          <table:table-cell office:value-type="float" office:value="446176.24539015768" table:style-name="ce10">
            <text:p>446.17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255108.27" table:style-name="ce10">
            <text:p>255.108</text:p>
          </table:table-cell>
          <table:table-cell office:value-type="float" office:value="252582.45" table:style-name="ce10">
            <text:p>252.58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508430.9475734267" table:style-name="ce10">
            <text:p>508.431</text:p>
          </table:table-cell>
          <table:table-cell office:value-type="float" office:value="505089.12427268404" table:style-name="ce10">
            <text:p>505.08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51663.777367124414" table:style-name="ce10">
            <text:p>51.664</text:p>
          </table:table-cell>
          <table:table-cell office:value-type="float" office:value="50824.346663094773" table:style-name="ce10">
            <text:p>50.82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275872.4117230941" table:formula="of:=SUM([.B2:.B7])" table:style-name="ce10">
            <text:p>1.275.872</text:p>
          </table:table-cell>
          <table:table-cell office:value-type="float" office:value="1254672.1663259366" table:formula="of:=SUM([.C2:.C7])" table:style-name="ce10">
            <text:p>1.254.672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BIZKAI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79046.400964207016" table:style-name="ce10">
            <text:p>79.046</text:p>
          </table:table-cell>
          <table:table-cell office:value-type="float" office:value="77415.018603815406" table:style-name="ce10">
            <text:p>77.41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4573.29" table:style-name="ce10">
            <text:p>4.573</text:p>
          </table:table-cell>
          <table:table-cell office:value-type="float" office:value="4528.01" table:style-name="ce10">
            <text:p>4.52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4152593.0407547862" table:style-name="ce10">
            <text:p>4.152.593</text:p>
          </table:table-cell>
          <table:table-cell office:value-type="float" office:value="4021668.7247907599" table:style-name="ce10">
            <text:p>4.021.66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122364.78096054049" table:style-name="ce10">
            <text:p>122.365</text:p>
          </table:table-cell>
          <table:table-cell office:value-type="float" office:value="120617.4034143381" table:style-name="ce10">
            <text:p>120.61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4358577.5126795331" table:formula="of:=SUM([.B2:.B7])" table:style-name="ce10">
            <text:p>4.358.578</text:p>
          </table:table-cell>
          <table:table-cell office:value-type="float" office:value="4224229.1568089137" table:formula="of:=SUM([.C2:.C7])" table:style-name="ce10">
            <text:p>4.224.229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ZAMOR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1081395.4536478678" table:style-name="ce10">
            <text:p>1.081.395</text:p>
          </table:table-cell>
          <table:table-cell office:value-type="float" office:value="1057147.6411816992" table:style-name="ce10">
            <text:p>1.057.14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51568.29999999999" table:style-name="ce10">
            <text:p>151.568</text:p>
          </table:table-cell>
          <table:table-cell office:value-type="float" office:value="150067.62" table:style-name="ce10">
            <text:p>150.068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40932.69006674413" table:style-name="ce10">
            <text:p>40.933</text:p>
          </table:table-cell>
          <table:table-cell office:value-type="float" office:value="40632.024565607055" table:style-name="ce10">
            <text:p>40.63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908431.63844130805" table:style-name="ce10">
            <text:p>908.432</text:p>
          </table:table-cell>
          <table:table-cell office:value-type="float" office:value="895212.84488126624" table:style-name="ce10">
            <text:p>895.21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182328.0821559201" table:formula="of:=SUM([.B2:.B7])" table:style-name="ce10">
            <text:p>2.182.328</text:p>
          </table:table-cell>
          <table:table-cell office:value-type="float" office:value="2143060.1306285723" table:formula="of:=SUM([.C2:.C7])" table:style-name="ce10">
            <text:p>2.143.06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ZARAGOZ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3626372.2453964585" table:style-name="ce10">
            <text:p>3.626.372</text:p>
          </table:table-cell>
          <table:table-cell office:value-type="float" office:value="3540929.8805280658" table:style-name="ce10">
            <text:p>3.540.93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197227.26" table:style-name="ce10">
            <text:p>197.227</text:p>
          </table:table-cell>
          <table:table-cell office:value-type="float" office:value="195274.51" table:style-name="ce10">
            <text:p>195.27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3547215.2542826412" table:style-name="ce10">
            <text:p>3.547.215</text:p>
          </table:table-cell>
          <table:table-cell office:value-type="float" office:value="3409532.487140636" table:style-name="ce10">
            <text:p>3.409.53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633062.46324507939" table:style-name="ce10">
            <text:p>633.062</text:p>
          </table:table-cell>
          <table:table-cell office:value-type="float" office:value="625405.8796400202" table:style-name="ce10">
            <text:p>625.40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8003877.2229241785" table:formula="of:=SUM([.B2:.B7])" table:style-name="ce10">
            <text:p>8.003.877</text:p>
          </table:table-cell>
          <table:table-cell office:value-type="float" office:value="7771142.7573087225" table:formula="of:=SUM([.C2:.C7])" table:style-name="ce10">
            <text:p>7.771.14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EUT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223944.53257427103" table:style-name="ce10">
            <text:p>223.945</text:p>
          </table:table-cell>
          <table:table-cell office:value-type="float" office:value="205204.36743966004" table:style-name="ce10">
            <text:p>205.20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23944.53257427103" table:formula="of:=SUM([.B2:.B7])" table:style-name="ce10">
            <text:p>223.945</text:p>
          </table:table-cell>
          <table:table-cell office:value-type="float" office:value="205204.36743966004" table:formula="of:=SUM([.C2:.C7])" table:style-name="ce10">
            <text:p>205.204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MELILLA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number-columns-repeated="16379" table:default-cell-style-name="ce11"/>
        <table:table-row table:style-name="ro2">
          <table:table-cell office:value-type="string" table:style-name="ce7">
            <text:p>DESCRIPCION_FILA</text:p>
          </table:table-cell>
          <table:table-cell office:value-type="string" table:style-name="ce7">
            <text:p>PRODUCCION EN BORNES DE LOS GENERADORES (MWh)</text:p>
          </table:table-cell>
          <table:table-cell office:value-type="string" table:style-name="ce7">
            <text:p>PRODUCCION NETA (MWH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77.64" table:style-name="ce10">
            <text:p>78</text:p>
          </table:table-cell>
          <table:table-cell office:value-type="float" office:value="76.87" table:style-name="ce10">
            <text:p>7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230769.39085140763" table:style-name="ce10">
            <text:p>230.769</text:p>
          </table:table-cell>
          <table:table-cell office:value-type="float" office:value="213076.59573813379" table:style-name="ce10">
            <text:p>213.07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30847.03085140765" table:formula="of:=SUM([.B2:.B7])" table:style-name="ce10">
            <text:p>230.847</text:p>
          </table:table-cell>
          <table:table-cell office:value-type="float" office:value="213153.46573813379" table:formula="of:=SUM([.C2:.C7])" table:style-name="ce10">
            <text:p>213.15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9-02-28T13:05:41Z</meta:creation-date>
    <dc:date>2019-02-28T13:05:46Z</dc:date>
  </office:meta>
</office:document-meta>
</file>